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 Sans" svg:font-family="'Open Sans',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51cm" style:rel-column-width="16383*"/>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D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Heading_20_1">
      <style:text-properties fo:language="en" fo:country="GB" officeooo:paragraph-rsid="003bd165"/>
    </style:style>
    <style:style style:name="P5" style:family="paragraph" style:parent-style-name="Heading_20_3">
      <style:text-properties fo:language="en" fo:country="GB" officeooo:rsid="003bd165" officeooo:paragraph-rsid="003bd165"/>
    </style:style>
    <style:style style:name="P6" style:family="paragraph" style:parent-style-name="Heading_20_3">
      <style:text-properties fo:language="en" fo:country="GB" officeooo:rsid="003bd165" officeooo:paragraph-rsid="003d7e5b"/>
    </style:style>
    <style:style style:name="P7" style:family="paragraph" style:parent-style-name="Heading_20_3">
      <style:text-properties fo:language="en" fo:country="GB" officeooo:rsid="003bd165" officeooo:paragraph-rsid="003df173"/>
    </style:style>
    <style:style style:name="P8" style:family="paragraph" style:parent-style-name="Heading_20_3">
      <style:text-properties fo:language="en" fo:country="GB" officeooo:rsid="003bd165" officeooo:paragraph-rsid="0044430c"/>
    </style:style>
    <style:style style:name="P9" style:family="paragraph" style:parent-style-name="Heading_20_3">
      <style:text-properties fo:language="en" fo:country="GB" officeooo:rsid="003bd165" officeooo:paragraph-rsid="00453515"/>
    </style:style>
    <style:style style:name="P10" style:family="paragraph" style:parent-style-name="Heading_20_3">
      <style:text-properties fo:language="en" fo:country="GB" officeooo:rsid="003bd165" officeooo:paragraph-rsid="00453b42"/>
    </style:style>
    <style:style style:name="P11" style:family="paragraph" style:parent-style-name="Heading_20_3">
      <style:text-properties officeooo:paragraph-rsid="003bd165"/>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4430c" officeooo:paragraph-rsid="0044430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53515" officeooo:paragraph-rsid="0045351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4430c" officeooo:paragraph-rsid="0044430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officeooo:paragraph-rsid="00453515"/>
    </style:style>
    <style:style style:name="P16" style:family="paragraph" style:parent-style-name="Text_20_body" style:list-style-name="L1">
      <style:text-properties fo:language="en" fo:country="GB" officeooo:rsid="003bd165" officeooo:paragraph-rsid="003bd165"/>
    </style:style>
    <style:style style:name="P17" style:family="paragraph" style:parent-style-name="Text_20_body" style:list-style-name="L6">
      <style:text-properties fo:language="en" fo:country="GB" officeooo:rsid="003df173" officeooo:paragraph-rsid="003df173"/>
    </style:style>
    <style:style style:name="P18" style:family="paragraph" style:parent-style-name="Text_20_body">
      <style:text-properties fo:language="en" fo:country="GB" officeooo:rsid="003df173" officeooo:paragraph-rsid="003df173"/>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fo:font-weight="bold" officeooo:rsid="003bd165" officeooo:paragraph-rsid="003bd165" style:font-weight-asian="bold" style:font-weight-complex="bold"/>
    </style:style>
    <style:style style:name="P21" style:family="paragraph" style:parent-style-name="Text_20_body">
      <style:text-properties fo:language="en" fo:country="GB" fo:font-weight="bold" officeooo:paragraph-rsid="003df173" style:font-weight-asian="bold" style:font-weight-complex="bold"/>
    </style:style>
    <style:style style:name="P22" style:family="paragraph" style:parent-style-name="Text_20_body" style:list-style-name="L2">
      <style:text-properties fo:language="en" fo:country="GB" fo:font-weight="normal" officeooo:rsid="003bd165" officeooo:paragraph-rsid="003bd165" style:font-weight-asian="normal" style:font-weight-complex="normal"/>
    </style:style>
    <style:style style:name="P23" style:family="paragraph" style:parent-style-name="Text_20_body" style:list-style-name="L3">
      <style:text-properties fo:language="en" fo:country="GB" fo:font-weight="normal" officeooo:rsid="003ca6b5" officeooo:paragraph-rsid="003ca6b5" style:font-weight-asian="normal" style:font-weight-complex="normal"/>
    </style:style>
    <style:style style:name="P24" style:family="paragraph" style:parent-style-name="Text_20_body" style:list-style-name="L7">
      <style:text-properties fo:language="en" fo:country="GB" fo:font-weight="normal" officeooo:rsid="003ef850" officeooo:paragraph-rsid="003ef850" style:font-weight-asian="normal" style:font-weight-complex="normal"/>
    </style:style>
    <style:style style:name="P25" style:family="paragraph" style:parent-style-name="Text_20_body" style:list-style-name="L7">
      <style:text-properties fo:language="en" fo:country="GB" fo:font-weight="normal" officeooo:rsid="0040ed27" officeooo:paragraph-rsid="0040ed27" style:font-weight-asian="normal" style:font-weight-complex="normal"/>
    </style:style>
    <style:style style:name="P26" style:family="paragraph" style:parent-style-name="Text_20_body" style:list-style-name="L8">
      <style:text-properties fo:language="en" fo:country="GB" fo:font-weight="normal" officeooo:rsid="0040ed27" officeooo:paragraph-rsid="0040ed27" style:font-weight-asian="normal" style:font-weight-complex="normal"/>
    </style:style>
    <style:style style:name="P27" style:family="paragraph" style:parent-style-name="Text_20_body" style:list-style-name="L4">
      <style:text-properties fo:language="en" fo:country="GB" officeooo:rsid="003d7e5b" officeooo:paragraph-rsid="003d7e5b"/>
    </style:style>
    <style:style style:name="P28" style:family="paragraph" style:parent-style-name="Text_20_body" style:list-style-name="L5">
      <style:text-properties fo:language="en" fo:country="GB" officeooo:rsid="003d7e5b" officeooo:paragraph-rsid="003d7e5b"/>
    </style:style>
    <style:style style:name="P29" style:family="paragraph" style:parent-style-name="Text_20_body">
      <style:text-properties fo:language="en" fo:country="GB" fo:font-style="italic" officeooo:rsid="003d7e5b" officeooo:paragraph-rsid="003d7e5b" style:font-style-asian="italic" style:font-style-complex="italic"/>
    </style:style>
    <style:style style:name="P30" style:family="paragraph" style:parent-style-name="Text_20_body">
      <style:text-properties fo:language="en" fo:country="GB" fo:font-style="italic" officeooo:rsid="003d7e5b" officeooo:paragraph-rsid="00453b42" style:font-style-asian="italic" style:font-style-complex="italic"/>
    </style:style>
    <style:style style:name="P31" style:family="paragraph" style:parent-style-name="Text_20_body" style:list-style-name="L12">
      <style:text-properties fo:language="en" fo:country="GB" officeooo:rsid="00453515" officeooo:paragraph-rsid="00453515"/>
    </style:style>
    <style:style style:name="P32" style:family="paragraph" style:parent-style-name="Text_20_body" style:list-style-name="L15">
      <style:text-properties fo:language="en" fo:country="GB" officeooo:rsid="00453b42" officeooo:paragraph-rsid="00453b42"/>
    </style:style>
    <style:style style:name="P33" style:family="paragraph" style:parent-style-name="Text_20_body">
      <style:text-properties fo:font-weight="bold" officeooo:rsid="00453515" officeooo:paragraph-rsid="00453515" style:font-weight-asian="bold" style:font-weight-complex="bold"/>
    </style:style>
    <style:style style:name="P34" style:family="paragraph" style:parent-style-name="Text_20_body" style:list-style-name="L13">
      <style:text-properties fo:font-weight="normal" officeooo:rsid="00453515" officeooo:paragraph-rsid="00453515" style:font-weight-asian="normal" style:font-weight-complex="normal"/>
    </style:style>
    <style:style style:name="P35" style:family="paragraph" style:parent-style-name="Text_20_body" style:list-style-name="L14">
      <style:text-properties fo:font-weight="normal" officeooo:rsid="00453515" officeooo:paragraph-rsid="00453515" style:font-weight-asian="normal" style:font-weight-complex="normal"/>
    </style:style>
    <style:style style:name="P36" style:family="paragraph" style:parent-style-name="Text_20_body" style:list-style-name="L9">
      <style:text-properties officeooo:paragraph-rsid="00422310"/>
    </style:style>
    <style:style style:name="P37" style:family="paragraph" style:parent-style-name="Text_20_body" style:list-style-name="L9">
      <style:text-properties officeooo:rsid="00422310" officeooo:paragraph-rsid="00422310"/>
    </style:style>
    <style:style style:name="P38" style:family="paragraph" style:parent-style-name="Text_20_body" style:list-style-name="L10">
      <style:text-properties officeooo:rsid="00436e56" officeooo:paragraph-rsid="00436e56"/>
    </style:style>
    <style:style style:name="P39" style:family="paragraph" style:parent-style-name="Text_20_body">
      <style:text-properties officeooo:paragraph-rsid="0043890f"/>
    </style:style>
    <style:style style:name="P40" style:family="paragraph" style:parent-style-name="Text_20_body">
      <style:text-properties officeooo:paragraph-rsid="0044430c"/>
    </style:style>
    <style:style style:name="P41" style:family="paragraph" style:parent-style-name="Text_20_body" style:list-style-name="L11">
      <style:text-properties officeooo:paragraph-rsid="0044430c"/>
    </style:style>
    <style:style style:name="P42" style:family="paragraph" style:parent-style-name="Text_20_body" style:list-style-name="L11">
      <style:text-properties officeooo:rsid="0044430c" officeooo:paragraph-rsid="0044430c"/>
    </style:style>
    <style:style style:name="P43" style:family="paragraph" style:parent-style-name="Text_20_body">
      <style:text-properties officeooo:rsid="00453b42" officeooo:paragraph-rsid="00453b42"/>
    </style:style>
    <style:style style:name="P44" style:family="paragraph" style:parent-style-name="Text_20_body" style:list-style-name="L15">
      <style:text-properties officeooo:rsid="00453b42" officeooo:paragraph-rsid="00453b42"/>
    </style:style>
    <style:style style:name="P45" style:family="paragraph" style:parent-style-name="Text_20_body" style:list-style-name="L16">
      <style:text-properties officeooo:rsid="00453b42" officeooo:paragraph-rsid="00453b42"/>
    </style:style>
    <style:style style:name="T1" style:family="text">
      <style:text-properties officeooo:rsid="001ecd26"/>
    </style:style>
    <style:style style:name="T2" style:family="text">
      <style:text-properties officeooo:rsid="001c8d6c"/>
    </style:style>
    <style:style style:name="T3" style:family="text">
      <style:text-properties officeooo:rsid="003bd165"/>
    </style:style>
    <style:style style:name="T4" style:family="text">
      <style:text-properties fo:language="en" fo:country="GB"/>
    </style:style>
    <style:style style:name="T5" style:family="text">
      <style:text-properties fo:language="en" fo:country="GB" officeooo:rsid="003bd165"/>
    </style:style>
    <style:style style:name="T6" style:family="text">
      <style:text-properties fo:language="en" fo:country="GB" officeooo:rsid="003df173"/>
    </style:style>
    <style:style style:name="T7" style:family="text">
      <style:text-properties fo:language="en" fo:country="GB" officeooo:rsid="00422310"/>
    </style:style>
    <style:style style:name="T8" style:family="text">
      <style:text-properties fo:language="en" fo:country="GB" fo:font-style="italic" style:font-style-asian="italic" style:font-style-complex="italic"/>
    </style:style>
    <style:style style:name="T9" style:family="text">
      <style:text-properties fo:language="en" fo:country="GB" officeooo:rsid="0043890f"/>
    </style:style>
    <style:style style:name="T10" style:family="text">
      <style:text-properties fo:language="en" fo:country="GB" officeooo:rsid="0044430c"/>
    </style:style>
    <style:style style:name="T11" style:family="text">
      <style:text-properties fo:language="en" fo:country="GB" officeooo:rsid="00453b42"/>
    </style:style>
    <style:style style:name="T12" style:family="text">
      <style:text-properties fo:font-weight="normal" style:font-weight-asian="normal" style:font-weight-complex="normal"/>
    </style:style>
    <style:style style:name="T13" style:family="text">
      <style:text-properties officeooo:rsid="003d7e5b"/>
    </style:style>
    <style:style style:name="T14" style:family="text">
      <style:text-properties officeooo:rsid="003df173"/>
    </style:style>
    <style:style style:name="T15" style:family="text">
      <style:text-properties officeooo:rsid="0044430c"/>
    </style:style>
    <style:style style:name="T16" style:family="text">
      <style:text-properties officeooo:rsid="00453515"/>
    </style:style>
    <style:style style:name="T17" style:family="text">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53515"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453b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lasswork 15.10.2020</text:h>
      <text:h text:style-name="P5" text:outline-level="3">Exercise 1A</text:h>
      <text:list xml:id="list142468586" text:style-name="L1">
        <text:list-item>
          <text:p text:style-name="P16">The US – French fries</text:p>
        </text:list-item>
        <text:list-item>
          <text:p text:style-name="P16">China – Sweet and sour pork</text:p>
        </text:list-item>
        <text:list-item>
          <text:p text:style-name="P16">France – cheese</text:p>
        </text:list-item>
        <text:list-item>
          <text:p text:style-name="P16">Italy – Pasta</text:p>
        </text:list-item>
        <text:list-item>
          <text:p text:style-name="P16">Japan - Sushi</text:p>
        </text:list-item>
        <text:list-item>
          <text:p text:style-name="P16">Mexico - Taco</text:p>
        </text:list-item>
      </text:list>
      <text:h text:style-name="P5" text:outline-level="3">Exercise 1B</text:h>
      <text:p text:style-name="P20">The United States</text:p>
      <text:list xml:id="list3352370620" text:style-name="L2">
        <text:list-item>
          <text:p text:style-name="P22">F</text:p>
        </text:list-item>
        <text:list-item>
          <text:p text:style-name="P22">D</text:p>
        </text:list-item>
        <text:list-item>
          <text:p text:style-name="P22">B</text:p>
        </text:list-item>
        <text:list-item>
          <text:p text:style-name="P22">C</text:p>
        </text:list-item>
        <text:list-item>
          <text:p text:style-name="P22">E</text:p>
        </text:list-item>
        <text:list-item>
          <text:p text:style-name="P22">A</text:p>
        </text:list-item>
      </text:list>
      <text:p text:style-name="P20">France</text:p>
      <text:list xml:id="list1750266131" text:style-name="L3">
        <text:list-item>
          <text:p text:style-name="P23">E</text:p>
        </text:list-item>
        <text:list-item>
          <text:p text:style-name="P23">F</text:p>
        </text:list-item>
        <text:list-item>
          <text:p text:style-name="P23">A</text:p>
        </text:list-item>
        <text:list-item>
          <text:p text:style-name="P23">D</text:p>
        </text:list-item>
        <text:list-item>
          <text:p text:style-name="P23">B</text:p>
        </text:list-item>
        <text:list-item>
          <text:p text:style-name="P23">C</text:p>
        </text:list-item>
      </text:list>
      <text:h text:style-name="P5" text:outline-level="3">Exercise 1C</text:h>
      <text:list xml:id="list105851459" text:style-name="L4">
        <text:list-item>
          <text:p text:style-name="P27"><text:span text:style-name="T3">A</text:span></text:p>
        </text:list-item>
        <text:list-item>
          <text:p text:style-name="P27"><text:span text:style-name="T3">J</text:span></text:p>
        </text:list-item>
        <text:list-item>
          <text:p text:style-name="P27"><text:span text:style-name="T3">A</text:span></text:p>
        </text:list-item>
        <text:list-item>
          <text:p text:style-name="P27"><text:soft-page-break/><text:span text:style-name="T3">J</text:span></text:p>
        </text:list-item>
        <text:list-item>
          <text:p text:style-name="P27"><text:span text:style-name="T3">J</text:span></text:p>
        </text:list-item>
        <text:list-item>
          <text:p text:style-name="P27"><text:span text:style-name="T3">A</text:span></text:p>
        </text:list-item>
        <text:list-item>
          <text:p text:style-name="P27"><text:span text:style-name="T3">B</text:span></text:p>
        </text:list-item>
        <text:list-item>
          <text:p text:style-name="P27"><text:span text:style-name="T3">J</text:span></text:p>
        </text:list-item>
        <text:list-item>
          <text:p text:style-name="P27"><text:span text:style-name="T3">B</text:span></text:p>
        </text:list-item>
      </text:list>
      <text:h text:style-name="P5" text:outline-level="3">Exercise 1D</text:h>
      <text:list xml:id="list2896098864" text:style-name="L5">
        <text:list-item>
          <text:p text:style-name="P28"><text:span text:style-name="T3">E</text:span>at out</text:p>
        </text:list-item>
        <text:list-item>
          <text:p text:style-name="P28">honey</text:p>
        </text:list-item>
        <text:list-item>
          <text:p text:style-name="P28">portion</text:p>
        </text:list-item>
        <text:list-item>
          <text:p text:style-name="P28">heat up</text:p>
        </text:list-item>
        <text:list-item>
          <text:p text:style-name="P28">takeaway</text:p>
        </text:list-item>
        <text:list-item>
          <text:p text:style-name="P28">fat</text:p>
        </text:list-item>
        <text:list-item>
          <text:p text:style-name="P28">dishes</text:p>
        </text:list-item>
        <text:list-item>
          <text:p text:style-name="P28">wholemeal</text:p>
        </text:list-item>
        <text:list-item>
          <text:p text:style-name="P28">soup</text:p>
        </text:list-item>
        <text:list-item>
          <text:p text:style-name="P28">stew</text:p>
        </text:list-item>
      </text:list>
      <text:h text:style-name="P5" text:outline-level="3">Exercise 1E</text:h>
      <text:p text:style-name="P18"><text:span text:style-name="T3">I </text:span>think Jacqueline has a healthier diet, because her diet is quite rich in nutrients and contains a lot of different types of foods. Alice’s diet, on the other hand, mainly consists of heat ups and takeaways and that doesn’t appear healthy to me.</text:p>
      <text:h text:style-name="P6" text:outline-level="3">Exercise 1<text:span text:style-name="T13">F</text:span></text:h>
      <text:p text:style-name="P29"><text:span text:style-name="T13">G</text:span>roup work</text:p>
      <text:h text:style-name="P5" text:outline-level="3">Exercise 2<text:span text:style-name="T14">A</text:span></text:h>
      <text:p text:style-name="P39"><text:span text:style-name="T6">I </text:span><text:span text:style-name="T9">think, that food is mostly fuel to her. She was not used to caring about her diet much in the past, and now the only thing, that made her change her eating habits is health concerns.</text:span></text:p>
      <text:h text:style-name="P7" text:outline-level="3"><text:span text:style-name="T14">Exercise 2B</text:span></text:h>
      <text:list xml:id="list2217793507" text:style-name="L9">
        <text:list-item>
          <text:p text:style-name="P37"><text:span text:style-name="T6">A </text:span><text:span text:style-name="T4">cup of coffee</text:span></text:p>
        </text:list-item>
        <text:list-item>
          <text:p text:style-name="P37"><text:soft-page-break/><text:span text:style-name="T4">Sushi restaurant</text:span></text:p>
        </text:list-item>
        <text:list-item>
          <text:p text:style-name="P37"><text:span text:style-name="T4">Because she works late and she is not comfortable with her kitchen. Also, her boyfriend cooks for her.</text:span></text:p>
        </text:list-item>
        <text:list-item>
          <text:p text:style-name="P37"><text:span text:style-name="T4">She thinks she drinks a lot of coffee</text:span></text:p>
        </text:list-item>
        <text:list-item>
          <text:p text:style-name="P36"><text:span text:style-name="T7">She is not cutting down on anything, because she thinks, that her diet and lifestyle are pretty healthy</text:span></text:p>
        </text:list-item>
        <text:list-item>
          <text:p text:style-name="P36"><text:span text:style-name="T7">It becomes more westernized, so more people are gaining weight</text:span></text:p>
        </text:list-item>
        <text:list-item>
          <text:p text:style-name="P37"><text:span text:style-name="T7">S</text:span><text:span text:style-name="T4">he likes the variety of food in the restaurants nowadays. She thinks that it makes her dining experience more fun.</text:span></text:p>
        </text:list-item>
      </text:list>
      <text:h text:style-name="P7" text:outline-level="3"><text:span text:style-name="T14">Exercise 2C</text:span></text:h>
      <text:list xml:id="list2692292413" text:style-name="L10">
        <text:list-item>
          <text:p text:style-name="P38"><text:span text:style-name="T6">D</text:span><text:span text:style-name="T4">on’t usually have </text:span><text:span text:style-name="T8">(a general rule)</text:span></text:p>
        </text:list-item>
        <text:list-item>
          <text:p text:style-name="P38"><text:span text:style-name="T4">I prefer </text:span><text:span text:style-name="T8">(a general rule)</text:span></text:p>
        </text:list-item>
        <text:list-item>
          <text:p text:style-name="P38"><text:span text:style-name="T4">I drink </text:span><text:span text:style-name="T8">(a general rule)</text:span></text:p>
        </text:list-item>
        <text:list-item>
          <text:p text:style-name="P38"><text:span text:style-name="T4">are getting </text:span><text:span text:style-name="T8">(an ongoing process)</text:span></text:p>
        </text:list-item>
        <text:list-item>
          <text:p text:style-name="P38"><text:span text:style-name="T4">I like </text:span><text:span text:style-name="T8">(never used in a present continuous form)</text:span></text:p>
        </text:list-item>
      </text:list>
      <text:h text:style-name="P7" text:outline-level="3"><text:span text:style-name="T14">Exercise 2D: Grammar bank 1A</text:span></text:h>
      <text:p text:style-name="P19">Exercise A</text:p>
      <text:list xml:id="list3328203780" text:style-name="L7">
        <text:list-item>
          <text:p text:style-name="P24">They always have a breakfast</text:p>
        </text:list-item>
        <text:list-item>
          <text:p text:style-name="P25">She is having a shower</text:p>
        </text:list-item>
        <text:list-item>
          <text:p text:style-name="P25">We need an answer</text:p>
        </text:list-item>
        <text:list-item>
          <text:p text:style-name="P25">I study a lot</text:p>
        </text:list-item>
        <text:list-item>
          <text:p text:style-name="P25">She doesn’t eat meat</text:p>
        </text:list-item>
        <text:list-item>
          <text:p text:style-name="P25">They are always late</text:p>
        </text:list-item>
        <text:list-item>
          <text:p text:style-name="P25">Are you going out tonight?</text:p>
        </text:list-item>
        <text:list-item>
          <text:p text:style-name="P25">He never replies</text:p>
        </text:list-item>
        <text:list-item>
          <text:p text:style-name="P25">It depends on the weather</text:p>
        </text:list-item>
      </text:list>
      <text:p text:style-name="P21">Exercise <text:span text:style-name="T14">B</text:span></text:p>
      <text:list xml:id="list2454179153" text:style-name="L8">
        <text:list-item>
          <text:p text:style-name="P26">Are you having</text:p>
        </text:list-item>
        <text:list-item>
          <text:p text:style-name="P26"><text:soft-page-break/>does he do</text:p>
        </text:list-item>
        <text:list-item>
          <text:p text:style-name="P26">Are you going away</text:p>
        </text:list-item>
        <text:list-item>
          <text:p text:style-name="P26">Do you want</text:p>
        </text:list-item>
        <text:list-item>
          <text:p text:style-name="P26">is she cooking?</text:p>
        </text:list-item>
      </text:list>
      <text:h text:style-name="P7" text:outline-level="3"><text:span text:style-name="T14">Exercise 2E</text:span></text:h>
      <text:list xml:id="list1615917109" text:style-name="L6">
        <text:list-item>
          <text:p text:style-name="P17">What do you usually have for the breakfast?</text:p>
        </text:list-item>
        <text:list-item>
          <text:p text:style-name="P17">How many cups of coffee do you drink a day?</text:p>
        </text:list-item>
        <text:list-item>
          <text:p text:style-name="P17">Where do you usually have lunch?</text:p>
        </text:list-item>
        <text:list-item>
          <text:p text:style-name="P17">How often do you eat out a week?</text:p>
        </text:list-item>
        <text:list-item>
          <text:p text:style-name="P17">Do you prefer eating at home or out?</text:p>
        </text:list-item>
        <text:list-item>
          <text:p text:style-name="P17">Do you need to buy any food today?</text:p>
        </text:list-item>
        <text:list-item>
          <text:p text:style-name="P17">Are you hungry? Do you want something to eat?</text:p>
        </text:list-item>
        <text:list-item>
          <text:p text:style-name="P17">Are you taking any vitamins or food supplements at the moment?</text:p>
        </text:list-item>
        <text:list-item>
          <text:p text:style-name="P17">Are you trying to eat healthily at the moment?</text:p>
        </text:list-item>
      </text:list>
      <text:h text:style-name="P11" text:outline-level="3"><text:span text:style-name="T5">Exercise 3</text:span><text:span text:style-name="T10">A</text:span></text:h>
      <text:list xml:id="list3020281592" text:style-name="L11">
        <text:list-item>
          <text:p text:style-name="P42"><text:span text:style-name="T4">An apple, a banana, a mango</text:span></text:p>
        </text:list-item>
        <text:list-item>
          <text:p text:style-name="P41"><text:span text:style-name="T10">Beef, chicken</text:span></text:p>
        </text:list-item>
        <text:list-item>
          <text:p text:style-name="P42"><text:span text:style-name="T4">Cheese, cotton cheese, sour cream</text:span></text:p>
        </text:list-item>
        <text:list-item>
          <text:p text:style-name="P41"><text:span text:style-name="T10">Cereal, omelette, yogurt, toast</text:span></text:p>
        </text:list-item>
        <text:list-item>
          <text:p text:style-name="P42"><text:span text:style-name="T4">Chocolate, cookies, sandwiches, chips, fruits</text:span></text:p>
        </text:list-item>
        <text:list-item>
          <text:p text:style-name="P42"><text:span text:style-name="T4">A cucumber, a tomato, an eggplant, lettuce, an onion, bell pepper</text:span></text:p>
        </text:list-item>
        <text:list-item>
          <text:p text:style-name="P41"><text:span text:style-name="T10">Spoon, fork, knife, plate, napkin, salt, pepper</text:span></text:p>
        </text:list-item>
      </text:list>
      <text:h text:style-name="P8" text:outline-level="3"><text:span text:style-name="T15">Exercise 3B: Vocabulary bank </text:span><text:span text:style-name="T16">ex. 1</text:span></text:h>
      <table:table table:name="Таблица1" table:style-name="Таблица1" table:template-name="Default Style">
        <table:table-column table:style-name="Таблица1.A" table:number-columns-repeated="4"/>
        <table:table-row>
          <table:table-cell table:style-name="Таблица1.A1" office:value-type="string">
            <text:p text:style-name="P14">Meat</text:p>
          </table:table-cell>
          <table:table-cell table:style-name="Таблица1.A1" office:value-type="string">
            <text:p text:style-name="P14">Fish / Seafood</text:p>
          </table:table-cell>
          <table:table-cell table:style-name="Таблица1.A1" office:value-type="string">
            <text:p text:style-name="P14">Fruit</text:p>
          </table:table-cell>
          <table:table-cell table:style-name="Таблица1.D1" office:value-type="string">
            <text:p text:style-name="P14">Vegetables</text:p>
          </table:table-cell>
        </table:table-row>
        <table:table-row>
          <table:table-cell table:style-name="Таблица1.A2" office:value-type="string">
            <text:p text:style-name="P12">Duck, <text:span text:style-name="T16">sausages, pork, beef, chicken</text:span></text:p>
          </table:table-cell>
          <table:table-cell table:style-name="Таблица1.A2" office:value-type="string">
            <text:p text:style-name="P15"><text:span text:style-name="T17">Prawns, salmon, octopus, lobster, cray</text:span></text:p>
          </table:table-cell>
          <table:table-cell table:style-name="Таблица1.A2" office:value-type="string">
            <text:p text:style-name="P13">Peaches, strawberries, apple, pineapple, mango</text:p>
          </table:table-cell>
          <table:table-cell table:style-name="Таблица1.D2" office:value-type="string">
            <text:p text:style-name="P12">Beans, lettuce, <text:span text:style-name="T16">onion, cucumber, tomato</text:span></text:p>
          </table:table-cell>
        </table:table-row>
      </table:table>
      <text:p text:style-name="P40"><text:span text:style-name="T10"/></text:p>
      <text:h text:style-name="P9" text:outline-level="3"><text:soft-page-break/><text:span text:style-name="T15">Exercise 3B: Vocabulary bank </text:span><text:span text:style-name="T16">ex. 2</text:span></text:h>
      <text:list xml:id="list1411352306" text:style-name="L12">
        <text:list-item>
          <text:p text:style-name="P31">Home-made</text:p>
        </text:list-item>
        <text:list-item>
          <text:p text:style-name="P31">spicy</text:p>
        </text:list-item>
        <text:list-item>
          <text:p text:style-name="P31">raw</text:p>
        </text:list-item>
        <text:list-item>
          <text:p text:style-name="P31">frozen</text:p>
        </text:list-item>
        <text:list-item>
          <text:p text:style-name="P31">takeaway</text:p>
        </text:list-item>
        <text:list-item>
          <text:p text:style-name="P31">low-fat</text:p>
        </text:list-item>
        <text:list-item>
          <text:p text:style-name="P31">fresh</text:p>
        </text:list-item>
        <text:list-item>
          <text:p text:style-name="P31">sweet</text:p>
        </text:list-item>
      </text:list>
      <text:h text:style-name="P9" text:outline-level="3"><text:span text:style-name="T15">Exercise 3B: Vocabulary bank </text:span><text:span text:style-name="T16">ex. 3</text:span></text:h>
      <text:p text:style-name="P33"><text:span text:style-name="T4">Exercise A</text:span></text:p>
      <text:list xml:id="list2425927306" text:style-name="L13">
        <text:list-item>
          <text:p text:style-name="P34"><text:span text:style-name="T4">6</text:span></text:p>
        </text:list-item>
        <text:list-item>
          <text:p text:style-name="P34"><text:span text:style-name="T4">2</text:span></text:p>
        </text:list-item>
        <text:list-item>
          <text:p text:style-name="P34"><text:span text:style-name="T4">10</text:span></text:p>
        </text:list-item>
        <text:list-item>
          <text:p text:style-name="P34"><text:span text:style-name="T4">7</text:span></text:p>
        </text:list-item>
        <text:list-item>
          <text:p text:style-name="P34"><text:span text:style-name="T4">1</text:span></text:p>
        </text:list-item>
        <text:list-item>
          <text:p text:style-name="P34"><text:span text:style-name="T4">3</text:span></text:p>
        </text:list-item>
        <text:list-item>
          <text:p text:style-name="P34"><text:span text:style-name="T4">9</text:span></text:p>
        </text:list-item>
        <text:list-item>
          <text:p text:style-name="P34"><text:span text:style-name="T4">5</text:span></text:p>
        </text:list-item>
        <text:list-item>
          <text:p text:style-name="P34"><text:span text:style-name="T4">4</text:span></text:p>
        </text:list-item>
        <text:list-item>
          <text:p text:style-name="P34"><text:span text:style-name="T4">8</text:span></text:p>
        </text:list-item>
      </text:list>
      <text:p text:style-name="P33"><text:span text:style-name="T4">Exercise B</text:span></text:p>
      <text:list xml:id="list2895128143" text:style-name="L14">
        <text:list-item>
          <text:p text:style-name="P35"><text:span text:style-name="T4">12</text:span></text:p>
        </text:list-item>
        <text:list-item>
          <text:p text:style-name="P35"><text:span text:style-name="T4">16</text:span></text:p>
        </text:list-item>
        <text:list-item>
          <text:p text:style-name="P35"><text:span text:style-name="T4">13</text:span></text:p>
        </text:list-item>
        <text:list-item>
          <text:p text:style-name="P35"><text:span text:style-name="T4">14</text:span></text:p>
        </text:list-item>
        <text:list-item>
          <text:p text:style-name="P35"><text:span text:style-name="T4">11</text:span></text:p>
        </text:list-item>
        <text:list-item>
          <text:p text:style-name="P35"><text:span text:style-name="T4">15</text:span></text:p>
        </text:list-item>
      </text:list>
      <text:h text:style-name="P8" text:outline-level="3"><text:soft-page-break/><text:span text:style-name="T15">Exercise 3C</text:span></text:h>
      <text:p text:style-name="P30"><text:span text:style-name="T10">Group work</text:span></text:p>
      <text:h text:style-name="P5" text:outline-level="3">Exercise 5<text:span text:style-name="T15">A</text:span></text:h>
      <text:p text:style-name="P43"><text:span text:style-name="T10">I </text:span><text:span text:style-name="T4">have tried fish and chips, and that’s the reason why I thought of it.</text:span></text:p>
      <text:h text:style-name="P8" text:outline-level="3"><text:span text:style-name="T15">Exercise 5B</text:span></text:h>
      <text:list xml:id="list1157751375" text:style-name="L16">
        <text:list-item>
          <text:p text:style-name="P45"><text:span text:style-name="T10">A</text:span></text:p>
        </text:list-item>
        <text:list-item>
          <text:p text:style-name="P45"><text:span text:style-name="T10">E</text:span></text:p>
        </text:list-item>
        <text:list-item>
          <text:p text:style-name="P45"><text:span text:style-name="T10">C</text:span></text:p>
        </text:list-item>
        <text:list-item>
          <text:p text:style-name="P45"><text:span text:style-name="T10">B</text:span></text:p>
        </text:list-item>
        <text:list-item>
          <text:p text:style-name="P45"><text:span text:style-name="T10">D</text:span></text:p>
        </text:list-item>
      </text:list>
      <text:h text:style-name="P8" text:outline-level="3"><text:span text:style-name="T15">Exercise 5C</text:span></text:h>
      <text:list xml:id="list1547276981" text:style-name="L15">
        <text:list-item>
          <text:p text:style-name="P44"><text:span text:style-name="T10">I</text:span><text:span text:style-name="T4">t was his dream and it was cheaper in Chile.</text:span></text:p>
        </text:list-item>
        <text:list-item>
          <text:p text:style-name="P44"><text:span text:style-name="T4">He called it after his father.</text:span></text:p>
        </text:list-item>
        <text:list-item>
          <text:p text:style-name="P44"><text:span text:style-name="T4">Because English are not recognized as good cooks.</text:span></text:p>
        </text:list-item>
        <text:list-item>
          <text:p text:style-name="P44"><text:span text:style-name="T4">Different kinds of desserts and teas. They are quite popular.</text:span></text:p>
        </text:list-item>
        <text:list-item>
          <text:p text:style-name="P32">Gastropubs. They are cheap and serve nice food.</text:p>
        </text:list-item>
        <text:list-item>
          <text:p text:style-name="P32">One. He thinks it’s because of the schedule and atmosphere.</text:p>
        </text:list-item>
        <text:list-item>
          <text:p text:style-name="P32">English cheese.</text:p>
        </text:list-item>
      </text:list>
      <text:h text:style-name="P10" text:outline-level="3"><text:span text:style-name="T15">Exercise 5</text:span><text:span text:style-name="T18">D</text:span></text:h>
      <text:p text:style-name="P43"><text:span text:style-name="T11">I </text:span><text:span text:style-name="T4">don’t think it would be a success. English food is not that popular in Russia. If I moved abroad I would miss borsch and pelmeni a l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 Sans" svg:font-family="'Open Sans',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1ecd26"/>
    </style:style>
    <style:style style:name="MT2" style:family="text">
      <style:text-properties officeooo:rsid="001c8d6c"/>
    </style:style>
    <style:style style:name="MT3"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Величко Арсений Александрович</text:p>
        <text:p text:style-name="MP1">ИВТ 1 курс, 2 группа, <text:span text:style-name="MT1">3 подгруппа</text:span></text:p>
        <text:p text:style-name="MP2"><text:span text:style-name="MT2">Предмет: </text:span><text:span text:style-name="MT3">Иностранный язык</text:span></text:p>
      </style:header>
      <style:footer>
        <text:p text:style-name="MP3"><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0-10-28T23:38:11.316005454</dc:date>
    <meta:editing-duration>PT2H40M58S</meta:editing-duration>
    <meta:editing-cycles>30</meta:editing-cycles>
    <meta:generator>LibreOffice/7.0.1.2$Linux_X86_64 LibreOffice_project/7cbcfc562f6eb6708b5ff7d7397325de9e764452</meta:generator>
    <meta:document-statistic meta:table-count="1" meta:image-count="0" meta:object-count="0" meta:page-count="6" meta:paragraph-count="160" meta:word-count="769" meta:character-count="3582" meta:non-whitespace-character-count="3084"/>
  </office:meta>
</office:document-meta>
</file>